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ff6" officeooo:paragraph-rsid="000e0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like to trav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8:11:28.054000000</dc:date>
    <meta:editing-duration>PT12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7.3.7.2$Windows_X86_64 LibreOffice_project/e114eadc50a9ff8d8c8a0567d6da8f454beeb84f</meta:generator>
  </office:meta>
</office:document-meta>
</file>